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 style:master-page-name="First_20_Page">
      <style:table-properties style:width="7.0875in" style:page-number="auto" fo:break-before="auto" fo:break-after="auto" table:align="margins" fo:keep-with-next="always" style:may-break-between-rows="false"/>
    </style:style>
    <style:style style:name="Table5.A" style:family="table-column">
      <style:table-column-properties style:column-width="7.0875in" style:rel-column-width="65535*"/>
    </style:style>
    <style:style style:name="Table5.1" style:family="table-row">
      <style:table-row-properties style:min-row-height="1.9597in"/>
    </style:style>
    <style:style style:name="Table5.A1" style:family="table-cell">
      <style:table-cell-properties fo:padding="0in" fo:border="none"/>
    </style:style>
    <style:style style:name="Table1" style:family="table">
      <style:table-properties style:width="7.0875in" table:align="margins"/>
    </style:style>
    <style:style style:name="Table1.A" style:family="table-column">
      <style:table-column-properties style:column-width="1.4174in" style:rel-column-width="13107*"/>
    </style:style>
    <style:style style:name="Table1.A1" style:family="table-cell">
      <style:table-cell-properties fo:padding="0.0382in" fo:border-left="0.05pt solid #c0c0c0" fo:border-right="none" fo:border-top="0.05pt solid #c0c0c0" fo:border-bottom="0.05pt solid #c0c0c0"/>
    </style:style>
    <style:style style:name="Table1.E1" style:family="table-cell">
      <style:table-cell-properties fo:padding="0.0382in" fo:border="0.05pt solid #c0c0c0"/>
    </style:style>
    <style:style style:name="Table1.A2" style:family="table-cell">
      <style:table-cell-properties fo:padding="0.0382in" fo:border-left="0.05pt solid #c0c0c0" fo:border-right="none" fo:border-top="none" fo:border-bottom="0.05pt solid #c0c0c0"/>
    </style:style>
    <style:style style:name="Table1.E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3.2847in" style:rel-column-width="29712*"/>
    </style:style>
    <style:style style:name="Table2.B" style:family="table-column">
      <style:table-column-properties style:column-width="0.7646in" style:rel-column-width="6918*"/>
    </style:style>
    <style:style style:name="Table2.C" style:family="table-column">
      <style:table-column-properties style:column-width="0.8097in" style:rel-column-width="7326*"/>
    </style:style>
    <style:style style:name="Table2.D" style:family="table-column">
      <style:table-column-properties style:column-width="1.3118in" style:rel-column-width="11864*"/>
    </style:style>
    <style:style style:name="Table2.E" style:family="table-column">
      <style:table-column-properties style:column-width="1.0736in" style:rel-column-width="971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c0c0c0"/>
    </style:style>
    <style:style style:name="Table2.D5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7.2444in" fo:margin-left="0in" fo:margin-right="0in" table:align="margins"/>
    </style:style>
    <style:style style:name="Table3.A" style:family="table-column">
      <style:table-column-properties style:column-width="1.5472in" style:rel-column-width="13996*"/>
    </style:style>
    <style:style style:name="Table3.B" style:family="table-column">
      <style:table-column-properties style:column-width="1.7354in" style:rel-column-width="15698*"/>
    </style:style>
    <style:style style:name="Table3.C" style:family="table-column">
      <style:table-column-properties style:column-width="1.7889in" style:rel-column-width="16182*"/>
    </style:style>
    <style:style style:name="Table3.D" style:family="table-column">
      <style:table-column-properties style:column-width="2.1729in" style:rel-column-width="19659*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A5" style:family="table-cell">
      <style:table-cell-properties fo:padding="0.0382in" fo:border-left="none" fo:border-right="none" fo:border-top="none" fo:border-bottom="0.05pt solid #c0c0c0"/>
    </style:style>
    <style:style style:name="Table4" style:family="table">
      <style:table-properties style:width="7.2465in" fo:margin-left="0in" fo:margin-right="-0.0021in" table:align="margins"/>
    </style:style>
    <style:style style:name="Table4.A" style:family="table-column">
      <style:table-column-properties style:column-width="2.0486in" style:rel-column-width="18526*"/>
    </style:style>
    <style:style style:name="Table4.B" style:family="table-column">
      <style:table-column-properties style:column-width="5.1979in" style:rel-column-width="47009*"/>
    </style:style>
    <style:style style:name="Table4.A1" style:family="table-cell">
      <style:table-cell-properties fo:padding="0.0382in" fo:border="none"/>
    </style:style>
    <style:style style:name="P1" style:family="paragraph" style:parent-style-name="terp_5f_default_5f_8">
      <style:text-properties style:font-name="DejaVu Sans"/>
    </style:style>
    <style:style style:name="P2" style:family="paragraph" style:parent-style-name="terp_5f_default_5f_8">
      <style:text-properties style:font-name="DejaVu Sans" fo:font-size="10pt" style:font-size-asian="10pt" style:font-size-complex="10pt"/>
    </style:style>
    <style:style style:name="P3" style:family="paragraph" style:parent-style-name="terp_5f_default_5f_8">
      <style:text-properties style:font-name="DejaVu Sans" fo:font-size="10pt" officeooo:paragraph-rsid="0020beca" style:font-size-asian="10pt" style:font-size-complex="10pt"/>
    </style:style>
    <style:style style:name="P4" style:family="paragraph" style:parent-style-name="terp_5f_default_5f_8">
      <style:text-properties style:font-name="DejaVu Sans" fo:font-size="8pt" style:font-size-asian="8pt" style:font-size-complex="8pt"/>
    </style:style>
    <style:style style:name="P5" style:family="paragraph" style:parent-style-name="terp_5f_default_5f_8">
      <style:text-properties style:font-name="DejaVu Sans" fo:font-size="8pt" style:font-size-asian="7pt" style:font-size-complex="8pt"/>
    </style:style>
    <style:style style:name="P6" style:family="paragraph" style:parent-style-name="terp_5f_tblheader_5f_General_5f_Centre">
      <style:text-properties style:font-name="DejaVu Sans"/>
    </style:style>
    <style:style style:name="P7" style:family="paragraph" style:parent-style-name="terp_5f_default_5f_9">
      <style:text-properties style:font-name="DejaVu Sans"/>
    </style:style>
    <style:style style:name="P8" style:family="paragraph" style:parent-style-name="terp_5f_default_5f_9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9" style:family="paragraph" style:parent-style-name="terp_5f_default_5f_9">
      <style:text-properties style:font-name="DejaVu Sans" fo:font-size="8.5pt" style:font-size-asian="8.5pt" style:font-size-complex="8.5pt"/>
    </style:style>
    <style:style style:name="P10" style:family="paragraph" style:parent-style-name="terp_5f_default_5f_Centre_5f_9">
      <style:text-properties style:font-name="DejaVu Sans"/>
    </style:style>
    <style:style style:name="P11" style:family="paragraph" style:parent-style-name="terp_5f_header">
      <style:text-properties style:font-name="DejaVu Sans"/>
    </style:style>
    <style:style style:name="P12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DejaVu Sans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6" style:family="paragraph" style:parent-style-name="terp_5f_default_5f_Bold_5f_9">
      <style:text-properties style:font-name="DejaVu Sans" fo:font-size="8.5pt" style:font-size-asian="8.5pt" style:font-size-complex="8.5pt"/>
    </style:style>
    <style:style style:name="P27" style:family="paragraph" style:parent-style-name="terp_5f_default_5f_2">
      <style:text-properties style:font-name="DejaVu Sans" fo:font-size="8.5pt" style:font-size-asian="8.5pt" style:font-size-complex="8.5pt"/>
    </style:style>
    <style:style style:name="P28" style:family="paragraph" style:parent-style-name="terp_5f_default_5f_8" style:master-page-name="First_20_Page">
      <style:paragraph-properties style:page-number="auto"/>
      <style:text-properties style:font-name="DejaVu Sans" officeooo:paragraph-rsid="002be6a3"/>
    </style:style>
    <style:style style:name="T1" style:family="text">
      <style:text-properties officeooo:rsid="00297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/>
            <text:p text:style-name="P3"/>
            <text:p text:style-name="P3"><text:span text:style-name="T1"><text:text-input text:description="&lt;if test=&quot;o.partner_id.company_ext&quot; &gt;">if test="o.partner_id.company_ext" </text:text-input></text:span><text:span text:style-name="T1"><text:text-input text:description="&lt;o.partner_id.company_ext&gt;">o.partner_id.company_ext</text:text-input></text:span><text:line-break/><text:text-input text:description="&lt;/if&gt;">/if</text:text-input><text:span text:style-name="T1"><text:text-input text:description="&lt;if test=&quot;o.partner_id.department_company_ext&quot; &gt;">if test="o.partner_id.department_company_ext" </text:text-input></text:span><text:span text:style-name="T1"><text:text-input text:description="&lt;o.partner_id.department_company_ext&gt;">o.partner_id.department_company_ext</text:text-input></text:span><text:line-break/><text:text-input text:description="&lt;/if&gt;">/if</text:text-input><text:span text:style-name="T1"><text:text-input text:description="&lt;if test=&quot;o.partner_id.title or o.partner_id.prename or o.partner_id.name&quot; &gt;">if test="o.partner_id.title"</text:text-input></text:span><text:span text:style-name="T1"><text:text-input text:description="&lt;o.partner_id.title.name&gt;">o.partner_id.title.name</text:text-input></text:span> <text:span text:style-name="T1"><text:text-input text:description="&lt;o.partner_id.prename&gt;">o.partner_id.prename</text:text-input></text:span> <text:span text:style-name="T1"><text:text-input text:description="&lt;o.partner_id.name&gt;">o.partner_id.name</text:text-input></text:span><text:line-break/><text:text-input text:description="&lt;/if&gt;">/if</text:text-input><text:span text:style-name="T1"><text:text-input text:description="&lt;if test=&quot;o.partner_id.street&quot; &gt;">if test="o.partner_id.street"</text:text-input></text:span><text:span text:style-name="T1"><text:text-input text:description="&lt;o.partner_id.street&gt;">o.partner_id.street</text:text-input></text:span><text:line-break/><text:text-input text:description="&lt;/if&gt;">/if</text:text-input><text:span text:style-name="T1"><text:text-input text:description="&lt;if test=&quot;o.partner_id.street2&quot;&gt;">if test="o.partner_id.street2"</text:text-input></text:span><text:span text:style-name="T1"><text:text-input text:description="&lt;o.partner_id.street2&gt;">o.partner_id.street2</text:text-input></text:span><text:line-break/><text:text-input text:description="&lt;/if&gt;">/if</text:text-input><text:span text:style-name="T1"><text:text-input text:description="&lt;o.partner_id.zip&gt;">o.partner_id.zip</text:text-input></text:span> <text:span text:style-name="T1"><text:text-input text:description="&lt;o.partner_id.city&gt;">o.partner_id.city</text:text-input></text:span></text:p>
            <text:p text:style-name="P2"/>
            <text:p text:style-name="P2"><text:text-input text:description="&lt;if test=&quot;o.partner_id.vat&quot;&gt;">if test=o.partner_id.vat</text:text-input><text:line-break/><text:text-input text:description="&lt;_(&quot;VAT :&quot;)&gt;">("VAT :")</text:text-input> <text:text-input text:description="&lt;o.partner_id.vat&gt;">o.partner_id.vat</text:text-input><text:line-break/><text:text-input text:description="&lt;/if&gt;">&lt;/if&gt;</text:text-input></text:p>
          </table:table-cell>
        </table:table-row>
      </table:table>
      <text:p text:style-name="P4"><text:text-input text:description="&lt;choose&gt;">choose</text:text-input></text:p>
      <text:p text:style-name="P1"><text:text-input text:description="&lt;when test=&quot;o.type == 'out_invoice' and (o.state == 'open' or o.state == 'paid')&quot;&gt;">o.type == 'out_invoice' and (o.state == 'open' or o.state == 'paid'</text:text-input></text:p>
      <text:p text:style-name="P11"><text:text-input text:description="&lt;_(&quot;Invoice&quot;)&gt;">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 == 'out_invoice' and o.state == 'proforma2'&quot;&gt;">o.type == 'out_invoice' and o.state == 'proforma2'</text:text-input></text:p>
      <text:p text:style-name="P11"><text:text-input text:description="&lt;_(&quot;PRO-FORMA&quot;)&gt;">PRO-FORMA</text:text-input></text:p>
      <text:p text:style-name="P11"><text:text-input text:description="&lt;/when&gt;">/when</text:text-input></text:p>
      <text:p text:style-name="P11"><text:text-input text:description="&lt;when test=&quot;o.type == 'out_invoice' and o.state == 'draft'&quot;&gt;">o.type == 'out_invoice' and o.state == 'draft'</text:text-input></text:p>
      <text:p text:style-name="P11"><text:text-input text:description="&lt;_(&quot;Draft Invoice&quot;)&gt;">Draft Invoice</text:text-input></text:p>
      <text:p text:style-name="P11"><text:text-input text:description="&lt;/when&gt;">/when</text:text-input></text:p>
      <text:p text:style-name="P11"><text:text-input text:description="&lt;when test=&quot;o.type == 'out_invoice' and o.state == 'cancel'&quot;&gt;">o.type == 'out_invoice' and o.state == 'cancel'</text:text-input></text:p>
      <text:p text:style-name="P11"><text:text-input text:description="&lt;_(&quot;Cancelled Invoice&quot;)&gt;">Cancelled 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out_refund'&quot;&gt;">o.type=='out_refund'</text:text-input></text:p>
      <text:p text:style-name="P11"><text:text-input text:description="&lt;_(&quot;Refund&quot;)&gt;">Refund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in_refund'&quot;&gt;">o.type=='in_refund'</text:text-input></text:p>
      <text:p text:style-name="P11"><text:text-input text:description="&lt;_(&quot;Supplier Refund&quot;)&gt;">Supplier Refund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when test=&quot;o.type=='in_invoice'&quot;&gt;">o.type=='in_invoice'</text:text-input></text:p>
      <text:p text:style-name="P11"><text:text-input text:description="&lt;_(&quot;Supplier Invoice&quot;)&gt;">Supplier Invoice</text:text-input> <text:text-input text:description="&lt;o.number&gt;">o.number</text:text-input></text:p>
      <text:p text:style-name="P11"><text:text-input text:description="&lt;/when&gt;">/when</text:text-input></text:p>
      <text:p text:style-name="P11"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<text:text-input text:description="&lt;_(&quot;Customer Reference&quot;)&gt;">Customer Reference</text:text-input></text:p>
          </table:table-cell>
          <table:table-cell table:style-name="Table1.A1" office:value-type="string">
            <text:p text:style-name="P6"><text:text-input text:description="&lt;_(&quot;Invoice Date&quot;)&gt;">Invoice Date</text:text-input></text:p>
          </table:table-cell>
          <table:table-cell table:style-name="Table1.A1" office:value-type="string">
            <text:p text:style-name="P6"><text:text-input text:description="&lt;_(&quot;Picking No&quot;)&gt;">Picking No</text:text-input></text:p>
          </table:table-cell>
          <table:table-cell table:style-name="Table1.A1" office:value-type="string">
            <text:p text:style-name="P6"><text:text-input text:description="&lt;_(&quot;Partner Ref.&quot;)&gt;">Partner Ref.</text:text-input></text:p>
          </table:table-cell>
          <table:table-cell table:style-name="Table1.E1" office:value-type="string">
            <text:p text:style-name="P6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10"><text:s/><text:text-input text:description="&lt;o.client_order_ref&gt;">o.client_order_ref</text:text-input></text:p>
          </table:table-cell>
          <table:table-cell table:style-name="Table1.A2" office:value-type="string">
            <text:p text:style-name="P10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10"><text:text-input text:description="&lt;o.origin&gt;">o.origin</text:text-input></text:p>
          </table:table-cell>
          <table:table-cell table:style-name="Table1.A2" office:value-type="string">
            <text:p text:style-name="P10"><text:text-input text:description="&lt;o.partner_id.ref&gt;">o.partner_id.ref</text:text-input></text:p>
          </table:table-cell>
          <table:table-cell table:style-name="Table1.E2" office:value-type="string">
            <text:p text:style-name="P10"><text:text-input text:description="&lt;o.write_uid.name&gt;">o.write_uid.name</text:text-input></text:p>
          </table:table-cell>
        </table:table-row>
      </table:table>
      <text:p text:style-name="P1"><text:soft-page-break/></text:p>
      <text:p text:style-name="P7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<text:text-input text:description="&lt;_(&quot;Description&quot;)&gt;">Description</text:text-input></text:p>
          </table:table-cell>
          <table:table-cell table:style-name="Table2.A1" office:value-type="string">
            <text:p text:style-name="P13"><text:text-input text:description="&lt;_(&quot;Taxes&quot;)&gt;">Taxes</text:text-input></text:p>
          </table:table-cell>
          <table:table-cell table:style-name="Table2.A1" office:value-type="string">
            <text:p text:style-name="P13"><text:text-input text:description="&lt;_(&quot;Quantity&quot;)&gt;">Quantity</text:text-input></text:p>
          </table:table-cell>
          <table:table-cell table:style-name="Table2.A1" office:value-type="string">
            <text:p text:style-name="P14"><text:text-input text:description="&lt;_(&quot;Unit Price &quot;)&gt;">Unit Price</text:text-input></text:p>
          </table:table-cell>
          <table:table-cell table:style-name="Table2.A1" office:value-type="string">
            <text:p text:style-name="P14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7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</table:table-row>
        <table:table-row>
          <table:table-cell table:style-name="Table2.A3" office:value-type="string">
            <text:p text:style-name="P17"><text:text-input text:description="&lt;l.name&gt;">l.name</text:text-input> </text:p>
            <text:p text:style-name="P23"/>
          </table:table-cell>
          <table:table-cell table:style-name="Table2.A3" office:value-type="string">
            <text:p text:style-name="P18"><text:text-input text:description="&lt;', '.join(map(lambda x: x.name or '', l.invoice_line_tax_id))&gt;">', '.join(map(lambda x: x.name or '', l.invoice_line_tax_id))
</text:text-input></text:p>
          </table:table-cell>
          <table:table-cell table:style-name="Table2.A3" office:value-type="string">
            <text:p text:style-name="P18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19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19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7"><text:text-input text:description="&lt;/for&gt;">&lt;/for&gt;</text:text-input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D5" office:value-type="string">
            <text:p text:style-name="P21"><text:text-input text:description="&lt;_(&quot;Net Total:&quot;)&gt;">Net Total:</text:text-input></text:p>
          </table:table-cell>
          <table:table-cell table:style-name="Table2.D5" office:value-type="string">
            <text:p text:style-name="P22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><text:text-input text:description="&lt;_(&quot;Taxes:&quot;)&gt;">Taxes:</text:text-input></text:p>
          </table:table-cell>
          <table:table-cell table:style-name="Table2.A2" office:value-type="string">
            <text:p text:style-name="P22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D5" office:value-type="string">
            <text:p text:style-name="P15"><text:text-input text:description="&lt;_(&quot;Total:&quot;)&gt;">Total:</text:text-input></text:p>
          </table:table-cell>
          <table:table-cell table:style-name="Table2.D5" office:value-type="string">
            <text:p text:style-name="P16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<text:text-input text:description="&lt;if test=&quot;o.tax_line&quot;&gt;">&lt;if test="o.tax_line"&gt;</text:text-input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2"><text:text-input text:description="&lt;_(&quot;Tax&quot;)&gt;">Tax</text:text-input></text:p>
          </table:table-cell>
          <table:table-cell table:style-name="Table3.A2" office:value-type="string">
            <text:p text:style-name="P14"><text:text-input text:description="&lt;_(&quot;Base&quot;)&gt;">Base</text:text-input></text:p>
          </table:table-cell>
          <table:table-cell table:style-name="Table3.A2" office:value-type="string">
            <text:p text:style-name="P14"><text:text-input text:description="&lt;_(&quot;Amount&quot;)&gt;">Amount</text:text-input></text:p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7"><text:text-input text:description="&lt;for each=&quot;t in o.tax_line&quot;&gt;">for each="t in o.tax_line"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7"><text:text-input text:description="&lt;if test=&quot;t.tax_code_id.notprintable==False&quot;&gt;">if test="t.tax_code_id.notprintable==False"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5" office:value-type="string">
            <text:p text:style-name="P24"><text:text-input text:description="&lt;str(t.name).split('-')[0]&gt;">str(t.name).split('-')[0]</text:text-input></text:p>
          </table:table-cell>
          <table:table-cell table:style-name="Table3.A5" office:value-type="string">
            <text:p text:style-name="P25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5" office:value-type="string">
            <text:p text:style-name="P25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7"><text:text-input text:description="&lt;/if&gt;">/if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17"><text:text-input text:description="&lt;/for&gt;">&lt;/for&gt;</text:text-input>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5"/>
          </table:table-cell>
        </table:table-row>
        <table:table-row>
          <table:table-cell table:style-name="Table3.A1" office:value-type="string">
            <text:p text:style-name="P8"><text:text-input text:description="&lt;/if&gt;">/if</text:text-input>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5"/>
          </table:table-cell>
        </table:table-row>
      </table:table>
      <text:p text:style-name="P7"/>
      <text:p text:style-name="P9"><text:text-input text:description="&lt;_(&quot;Delivery Address:&quot;)&gt;">Delivery Address:</text:text-input> </text:p>
      <text:p text:style-name="P9"><text:text-input text:description="&lt;get_delivery_address(o)&gt;">get_delivery_address(o)</text:text-input></text:p>
      <text:p text:style-name="P9"/>
      <text:p text:style-name="P9"><text:text-input text:description="&lt;if test=&quot;o.payment_term&quot;&gt;">if test="o.payment_term"</text:text-input></text:p>
      <text:p text:style-name="P9"><text:text-input text:description="&lt;_(&quot;Payment Terms:&quot;)&gt;">Payment Terms:</text:text-input> <text:text-input text:description="&lt;format(o.payment_term.note or '')&gt;">format(o.payment_term.note) or ''</text:text-input></text:p>
      <text:p text:style-name="P9"><text:text-input text:description="&lt;get_payment_term_description(o)&gt;">get_payment_term_description(o)</text:text-input></text:p>
      <text:p text:style-name="P9"><text:text-input text:description="&lt;/if&gt;">/if</text:text-input></text:p>
      <text:p text:style-name="P9"/>
      <text:p text:style-name="P9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9"><text:text-input text:description="&lt;format(o.fiscal_position.note)&gt;">format(o.fiscal_position.note)</text:text-input></text:p>
          </table:table-cell>
        </table:table-row>
      </table:table>
      <text:p text:style-name="P27"><text:soft-page-break/></text:p>
      <text:p text:style-name="P9"><text:text-input text:description="&lt;/if&gt;">/if</text:text-input></text:p>
      <text:p text:style-name="P9"/>
      <text:p text:style-name="P9"><text:text-input text:description="&lt;_(&quot;All prices excluding VAT.&quot;)&gt;">All prices excluding VAT.</text:text-input></text:p>
      <text:p text:style-name="P9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fo:font-size="14.5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811in" style:type="center"/>
          <style:tab-stop style:position="7.3626in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style:font-name="DejaVu Sans" officeooo:paragraph-rsid="002be6a3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5118in" fo:margin-right="0.511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590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1"><text:placeholder text:placeholder-type="text" text:description="setLang(o.partner_id.lang)">&lt;setLang(o.partner_id.lang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5-10-07T19:06:11</meta:creation-date>
    <dc:date>2015-09-24T01:23:25.170894358</dc:date>
    <meta:editing-cycles>1391</meta:editing-cycles>
    <meta:editing-duration>P4DT19H16M26S</meta:editing-duration>
    <meta:document-statistic meta:table-count="5" meta:image-count="0" meta:object-count="0" meta:page-count="3" meta:paragraph-count="79" meta:word-count="450" meta:character-count="2613" meta:non-whitespace-character-count="2481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